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paragraph-rsid="00039d29"/>
    </style:style>
    <style:style style:name="P2" style:family="paragraph" style:parent-style-name="Author">
      <style:text-properties officeooo:paragraph-rsid="00039d29"/>
    </style:style>
    <style:style style:name="P3" style:family="paragraph" style:parent-style-name="Letter_20_From">
      <style:paragraph-properties fo:text-align="start" style:justify-single-word="false"/>
      <style:text-properties officeooo:paragraph-rsid="00039d29"/>
    </style:style>
    <style:style style:name="P4" style:family="paragraph" style:parent-style-name="Letter_20_Date">
      <style:text-properties officeooo:paragraph-rsid="00039d29"/>
    </style:style>
    <style:style style:name="P5" style:family="paragraph" style:parent-style-name="Letter_20_To">
      <style:text-properties officeooo:paragraph-rsid="00039d29"/>
    </style:style>
    <style:style style:name="P6" style:family="paragraph" style:parent-style-name="Letter_20_Subject">
      <style:text-properties fo:font-weight="bold" officeooo:paragraph-rsid="00039d29" style:font-weight-asian="bold" style:font-weight-complex="bold"/>
    </style:style>
    <style:style style:name="P7" style:family="paragraph" style:parent-style-name="Letter_20_Reference">
      <style:text-properties officeooo:paragraph-rsid="00039d29"/>
    </style:style>
    <style:style style:name="P8" style:family="paragraph" style:parent-style-name="Letter_20_Opening">
      <style:text-properties officeooo:paragraph-rsid="00039d29"/>
    </style:style>
    <style:style style:name="P9" style:family="paragraph" style:parent-style-name="Letter_20_Body">
      <style:text-properties officeooo:paragraph-rsid="00039d29"/>
    </style:style>
    <style:style style:name="P10" style:family="paragraph" style:parent-style-name="Letter_20_Body">
      <style:text-properties fo:font-weight="bold" officeooo:paragraph-rsid="00039d29" style:font-weight-asian="bold" style:font-weight-complex="bold"/>
    </style:style>
    <style:style style:name="P11" style:family="paragraph" style:parent-style-name="Definition_20_Term_20_Tight">
      <style:text-properties officeooo:paragraph-rsid="00039d29"/>
    </style:style>
    <style:style style:name="P12" style:family="paragraph" style:parent-style-name="Definition_20_Definition_20_Tight">
      <style:text-properties officeooo:paragraph-rsid="00039d29"/>
    </style:style>
    <style:style style:name="P13" style:family="paragraph" style:parent-style-name="Preformatted_20_Text">
      <style:text-properties officeooo:paragraph-rsid="00039d29"/>
    </style:style>
    <style:style style:name="P14" style:family="paragraph" style:parent-style-name="Letter_20_Closing">
      <style:text-properties officeooo:paragraph-rsid="00039d29"/>
    </style:style>
    <style:style style:name="P15" style:family="paragraph" style:parent-style-name="Letter_20_Signature">
      <style:text-properties officeooo:paragraph-rsid="00039d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tension Quarto « Lettre »</text:p>
      <text:p text:style-name="P2">Chris Mann</text:p>
      <text:p text:style-name="P3">Chris Mann<text:line-break/>7 place de l’Église<text:line-break/>92260 Fontenay-aux-Roses</text:p>
      <text:p text:style-name="P4">Paris, le 15 mai 2026</text:p>
      <text:p text:style-name="P5">Le développeur Quarto<text:line-break/>À qui de droit</text:p>
      <text:p text:style-name="P6">Extension Quarto « Lettre »</text:p>
      <text:p text:style-name="P7">réf. lettre-2026-05-14-readme</text:p>
      <text:p text:style-name="P8">Madame, Monsieur,</text:p>
      <text:p text:style-name="P9">La présente lettre a pour objet de vous présenter l’extension <text:span text:style-name="T1">Lettre</text:span><text:note text:id="ftn1" text:note-class="footnote"><text:note-citation>1</text:note-citation><text:note-body><text:p text:style-name="Footnote">Un format de lettre français</text:p></text:note-body></text:note> pour <text:a xlink:type="simple" xlink:href="https://quarto.org/" text:style-name="Internet_20_link" text:visited-style-name="Visited_20_Internet_20_Link"><text:span text:style-name="Definition">Quarto</text:span></text:a>, qui permet de composer des lettres formelles au format PDF et HTML à partir d’un unique fichier source <text:span text:style-name="Source_5f_Text">.qmd</text:span>.</text:p>
      <text:p text:style-name="P10">Installation</text:p>
      <text:p text:style-name="P9">Placez le dossier <text:span text:style-name="Source_5f_Text">_extensions/lettre/</text:span> à la racine de votre projet. L’extension requiert Quarto 1.9 ou supérieur.</text:p>
      <text:p text:style-name="P10">Structure d’une lettre</text:p>
      <text:p text:style-name="P9">Le contenu est structuré à l’aide de <text:span text:style-name="T2">divs</text:span> Quarto, chacun correspondant à une partie conventionnelle de la lettre :</text:p>
      <text:p text:style-name="P11"><text:span text:style-name="Source_5f_Text">::: from</text:span></text:p>
      <text:p text:style-name="P12">Coordonnées de l’expéditeur</text:p>
      <text:p text:style-name="P11"><text:span text:style-name="Source_5f_Text">::: date</text:span></text:p>
      <text:p text:style-name="P12">Lieu et date d’envoi</text:p>
      <text:p text:style-name="P11"><text:span text:style-name="Source_5f_Text">::: to</text:span></text:p>
      <text:p text:style-name="P12">Adresse du destinataire</text:p>
      <text:p text:style-name="P11"><text:span text:style-name="Source_5f_Text">::: ref</text:span></text:p>
      <text:p text:style-name="P12">Référence du courrier (petit, aligné à droite)</text:p>
      <text:p text:style-name="P11"><text:span text:style-name="Source_5f_Text">::: subject</text:span></text:p>
      <text:p text:style-name="P12">Objet de la lettre</text:p>
      <text:p text:style-name="P11"><text:span text:style-name="Source_5f_Text">::: opening</text:span></text:p>
      <text:p text:style-name="P12">Formule d’appel (ex. « Madame, »)</text:p>
      <text:p text:style-name="P11"><text:soft-page-break/><text:span text:style-name="Source_5f_Text">::: body</text:span></text:p>
      <text:p text:style-name="P12">Corps de la lettre</text:p>
      <text:p text:style-name="P11"><text:span text:style-name="Source_5f_Text">::: closing</text:span></text:p>
      <text:p text:style-name="P12">Formule de politesse</text:p>
      <text:p text:style-name="P11"><text:span text:style-name="Source_5f_Text">::: signature</text:span></text:p>
      <text:p text:style-name="P12">Nom et qualité du signataire</text:p>
      <text:p text:style-name="P10">En-tête YAML</text:p>
      <text:p text:style-name="P9">Les métadonnées suivantes sont reconnues par l’extension :</text:p>
      <text:p text:style-name="P11"><text:span text:style-name="Source_5f_Text">title</text:span></text:p>
      <text:p text:style-name="P12">objet de la lettre, réutilisable via <text:span text:style-name="Source_5f_Text">\{\{&lt; meta title &gt;\}\}</text:span></text:p>
      <text:p text:style-name="P11"><text:span text:style-name="Source_5f_Text">author</text:span></text:p>
      <text:p text:style-name="P12">nom de l’expéditeur, réutilisable via <text:span text:style-name="Source_5f_Text">\{\{&lt; meta author &gt;\}\}</text:span></text:p>
      <text:p text:style-name="P11"><text:span text:style-name="Source_5f_Text">ref</text:span></text:p>
      <text:p text:style-name="P12">référence interne du courrier</text:p>
      <text:p text:style-name="P11"><text:span text:style-name="Source_5f_Text">lang</text:span></text:p>
      <text:p text:style-name="P12">langue du document (<text:span text:style-name="Source_5f_Text">fr</text:span>, <text:span text:style-name="Source_5f_Text">en</text:span>, <text:span text:style-name="Source_5f_Text">ar</text:span>…)</text:p>
      <text:p text:style-name="P11"><text:span text:style-name="Source_5f_Text">place</text:span></text:p>
      <text:p text:style-name="P12">lieu d’envoi, à insérer dans le div <text:span text:style-name="Source_5f_Text">date</text:span></text:p>
      <text:p text:style-name="P11"><text:span text:style-name="Source_5f_Text">date</text:span></text:p>
      <text:p text:style-name="P12">date du document ; vaut <text:span text:style-name="Source_5f_Text">today</text:span> par défaut</text:p>
      <text:p text:style-name="P10">Formats de sortie</text:p>
      <text:p text:style-name="P9">Déclarez dans le YAML les formats souhaités :</text:p>
      <text:p text:style-name="P13">format:</text:p>
      <text:p text:style-name="P13"><text:s text:c="2"/>lettre-html: default</text:p>
      <text:p text:style-name="P13"><text:s text:c="2"/>lettre-pdf: default</text:p>
      <text:p text:style-name="P9">Le format PDF repose sur LaTeX (classe <text:span text:style-name="Source_5f_Text">article</text:span>, police <text:span text:style-name="T2">Libertinus</text:span>). Le format HTML utilise une mise en page CSS Grid qui reproduit la disposition d’une lettre A4.</text:p>
      <text:p text:style-name="P10">Notes de bas de page</text:p>
      <text:p text:style-name="P9">Les notes sont prises en charge dans les deux formats<text:note text:id="ftn2" text:note-class="footnote"><text:note-citation>2</text:note-citation><text:note-body><text:p text:style-name="Footnote">Comme celle-ci, insérée avec la syntaxe <text:span text:style-name="Source_5f_Text">^[…]</text:span>.</text:p></text:note-body></text:note>.</text:p>
      <text:p text:style-name="P14">En espérant que cette extension vous sera utile, je reste à votre disposition pour toute question ou suggestion d’amélioration, et vous adresse mes cordiales salutations.</text:p>
      <text:p text:style-name="P15"><text:soft-page-break/>Chris Man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margin-top="0cm" fo:margin-bottom="0cm" style:contextual-spacing="false" fo:text-align="center" style:justify-single-word="false"/>
      <style:text-properties text:display="none"/>
    </style:style>
    <style:style style:name="Date" style:family="paragraph" style:parent-style-name="Standard" style:class="html">
      <style:paragraph-properties fo:text-align="center" style:justify-single-word="false"/>
      <style:text-properties text:display="non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Letter_20_From" style:display-name="Letter From" style:family="paragraph">
      <style:paragraph-properties fo:margin-top="0cm" fo:margin-bottom="0.282cm" style:contextual-spacing="false" fo:text-align="start" style:justify-single-word="false"/>
      <style:text-properties fo:font-size="11pt"/>
    </style:style>
    <style:style style:name="Letter_20_Date" style:display-name="Letter Date" style:family="paragraph">
      <style:paragraph-properties fo:margin-top="0.282cm" fo:margin-bottom="0.282cm" style:contextual-spacing="false" fo:text-align="end" style:justify-single-word="false"/>
      <style:text-properties fo:font-size="11pt"/>
    </style:style>
    <style:style style:name="Letter_20_To" style:display-name="Letter To" style:family="paragraph" style:master-page-name="">
      <style:paragraph-properties fo:margin-left="8.999cm" fo:margin-top="0.282cm" fo:margin-bottom="0.282cm" style:contextual-spacing="false" fo:text-align="start" style:justify-single-word="false" style:page-number="auto"/>
      <style:text-properties fo:font-size="11pt"/>
    </style:style>
    <style:style style:name="Letter_20_Subject" style:display-name="Letter Subject" style:family="paragraph">
      <style:paragraph-properties fo:margin-left="4.001cm" fo:margin-top="0.564cm" fo:margin-bottom="0.282cm" style:contextual-spacing="false" fo:text-align="start" style:justify-single-word="false"/>
      <style:text-properties fo:font-size="11pt" fo:font-weight="bold"/>
    </style:style>
    <style:style style:name="Letter_20_Reference" style:display-name="Letter Reference" style:family="paragraph">
      <style:paragraph-properties fo:margin-top="0cm" fo:margin-bottom="0.282cm" style:contextual-spacing="false" fo:text-align="end" style:justify-single-word="false"/>
      <style:text-properties fo:font-size="9pt" fo:font-style="italic"/>
    </style:style>
    <style:style style:name="Letter_20_Opening" style:display-name="Letter Opening" style:family="paragraph">
      <style:paragraph-properties fo:margin-left="4.001cm" fo:margin-top="0.564cm" fo:margin-bottom="0.282cm" style:contextual-spacing="false" fo:text-align="start" style:justify-single-word="false"/>
      <style:text-properties fo:font-size="11pt"/>
    </style:style>
    <style:style style:name="Letter_20_Body" style:display-name="Letter Body" style:family="paragraph">
      <style:paragraph-properties fo:margin-top="0.212cm" fo:margin-bottom="0.212cm" style:contextual-spacing="false" fo:text-align="justify" style:justify-single-word="false"/>
      <style:text-properties fo:font-size="11pt"/>
    </style:style>
    <style:style style:name="Letter_20_Closing" style:display-name="Letter Closing" style:family="paragraph">
      <style:paragraph-properties fo:margin-left="4.001cm" fo:margin-top="0.564cm" fo:margin-bottom="0.282cm" style:contextual-spacing="false" fo:text-align="start" style:justify-single-word="false"/>
      <style:text-properties fo:font-size="11pt"/>
    </style:style>
    <style:style style:name="Letter_20_Signature" style:display-name="Letter Signature" style:family="paragraph">
      <style:paragraph-properties fo:margin-left="4.001cm" fo:margin-top="0.282cm" fo:margin-bottom="0.847cm" style:contextual-spacing="false" fo:text-align="start" style:justify-single-word="false"/>
      <style:text-properties fo:font-size="11pt"/>
    </style:style>
    <style:style style:name="Title" style:family="paragraph" style:class="chapter">
      <style:text-properties text:display="none"/>
    </style:style>
    <style:style style:name="Subtitle" style:family="paragraph" style:class="chapter">
      <style:text-properties text:display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date>2026-05-15T09:34:27.620981264</dc:date>
    <meta:editing-duration>PT3M37S</meta:editing-duration>
    <meta:editing-cycles>1</meta:editing-cycles>
    <meta:document-statistic meta:table-count="0" meta:image-count="0" meta:object-count="0" meta:page-count="3" meta:paragraph-count="56" meta:word-count="316" meta:character-count="1914" meta:non-whitespace-character-count="1649"/>
  </office:meta>
</office:document-meta>
</file>